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Mr. President, the common people of any nation take notice of “celebrities.” <text:s/>In Afganistan, to some of the common people, the insurgents are the celebrities, even though they are destructive. <text:s/>The overall goal of democracies around the world is to convince the insurgents to promote a strong Afgani government, rather than divisive country. <text:s/>To make this happen, the United States needs to send propaganda in the form of “Card Stacking” and “Plainfolk.”</text:p>
      <text:p text:style-name="P1"><text:tab/>Card Stacking involves making one side look fabulous, and one side look horrendous. <text:s/>For example, Hitler printed a poster of a Nazi stabbing a knife through the Bible. <text:s/>Obviously, this was used negatively, but we will use card stacking in a positive manner. <text:s/>Our plan for the propaganda is to portray the message that being in a war is terrible, and being at peace is the best decision. <text:s/>When you are at peace with a nation, there are benefits such as, we can trade with the other nation, we will have allies among the other nations, and we can practice religion freely. <text:s/>An example of positive propaganda is a large image of Barack Obama with the word “Hope” written in large letters along the bottom. <text:s/>He is potentially saying that we will have a more hopeful future. <text:s/>Our propaganda will tell the insurgents all the positive points of having an alliance. <text:s/>We will tell them that there will be numerous trade opportunities in the future, there will be much more security because they will have an alliance with us and that will create positive reinforcements for any disputes in the future, they will also have the ability to practice free religion as they so desire. <text:s/>We could potentially exchange religious viewpoints and create two incredibly diverse nations which will have a positive effect on them. <text:s/></text:p>
      <text:p text:style-name="P1"><text:tab/>Plainfolk portrays celebrities as being ordinary people. <text:s/>This makes the insurgents follow in the celebrity's lead and causes them to make decisions as they would. <text:s/>When an everyday person sees a celebrity in a commercial advertising a product, that person wants to buy the product so that they can be like that celebrity. <text:s/>For example, Jessica Simpson advertises “Proactiv.” <text:s/>Once an ordinary person sees that celebrity in the advertisement, they want to buy the product to be like that famous person. <text:s/>In this case, the plainfolk are the insurgents and the celebrities are the Mullah, given that the insurgents are very religious. <text:s/>We could create a poster with a Mullah on it saying that anyone and everyone can <text:soft-page-break/>practice free religion and that the Afghani government is correct in their decision-making. <text:s/>A poster that we create could have a Mullah saying “We need YOU to help our government!” <text:s/>That would encourage the insurgents to work with the governments and create a compromise because they think that that is there religious duty. </text:p>
      <text:p text:style-name="P1"><text:tab/>If this is delivered in the correct manner, we can convince the insurgents to promote peace and work with their government. Cooperation is essential for pe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athleen Wright</meta:initial-creator>
    <meta:creation-date>2012-06-21T22:25:02.85</meta:creation-date>
    <dc:date>2012-06-22T07:37:17.01</dc:date>
    <dc:creator>Kathleen Wright</dc:creator>
    <meta:editing-duration>PT35M34S</meta:editing-duration>
    <meta:editing-cycles>4</meta:editing-cycles>
    <meta:generator>OpenOffice.org/3.3$Win32 OpenOffice.org_project/330m20$Build-9567</meta:generator>
    <meta:document-statistic meta:table-count="0" meta:image-count="0" meta:object-count="0" meta:page-count="2" meta:paragraph-count="4" meta:word-count="500" meta:character-count="2966"/>
  </office:meta>
</office:document-meta>
</file>